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in"/>
    </style:style>
    <style:style style:name="co2" style:family="table-column">
      <style:table-column-properties fo:break-before="auto" style:column-width="1.8665in"/>
    </style:style>
    <style:style style:name="co3" style:family="table-column">
      <style:table-column-properties fo:break-before="auto" style:column-width="0.6091in"/>
    </style:style>
    <style:style style:name="co4" style:family="table-column">
      <style:table-column-properties fo:break-before="auto" style:column-width="2.3382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0.8839in"/>
    </style:style>
    <style:style style:name="co7" style:family="table-column">
      <style:table-column-properties fo:break-before="auto" style:column-width="3.4291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3.439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port-advanced-filtered-17624249585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ransaction Has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thod 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From_NameTag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_NameTag</text:p>
          </table:table-cell>
          <table:table-cell office:value-type="string" calcext:value-type="string">
            <text:p>Amount</text:p>
          </table:table-cell>
          <table:table-cell table:style-name="Default" office:value-type="string" calcext:value-type="string">
            <text:p>Value (USD)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Txn Fee</text:p>
          </table:table-cell>
        </table:table-row>
        <table:table-row table:style-name="ro1">
          <table:table-cell office:value-type="string" calcext:value-type="string">
            <text:p>0xcf5df52d62f99e89115d9df83544d11bedd65c95536d8ca03d7d8c7313b7187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7520" calcext:value-type="float">
            <text:p>37817520</text:p>
          </table:table-cell>
          <table:table-cell office:value-type="string" calcext:value-type="string">
            <text:p>9 min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54.235935" calcext:value-type="float">
            <text:p>54.235935</text:p>
          </table:table-cell>
          <table:table-cell office:value-type="currency" office:currency="USD" office:value="54.23" calcext:value-type="currency">
            <text:p>$54.23</text:p>
          </table:table-cell>
          <table:table-cell office:value-type="string" calcext:value-type="string">
            <text:p>USDC(USDC)</text:p>
          </table:table-cell>
          <table:table-cell office:value-type="float" office:value="0.00000585" calcext:value-type="float">
            <text:p>0.00000585</text:p>
          </table:table-cell>
        </table:table-row>
        <table:table-row table:style-name="ro1">
          <table:table-cell office:value-type="string" calcext:value-type="string">
            <text:p>0x49a69d14d682074cef32e98bf281cb1c3fe18f4d941c81337ab9ad2c1c60e491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7520" calcext:value-type="float">
            <text:p>37817520</text:p>
          </table:table-cell>
          <table:table-cell office:value-type="string" calcext:value-type="string">
            <text:p>9 min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0.196802" calcext:value-type="float">
            <text:p>20.196802</text:p>
          </table:table-cell>
          <table:table-cell office:value-type="currency" office:currency="USD" office:value="20.19" calcext:value-type="currency">
            <text:p>$20.19</text:p>
          </table:table-cell>
          <table:table-cell office:value-type="string" calcext:value-type="string">
            <text:p>USDC(USDC)</text:p>
          </table:table-cell>
          <table:table-cell office:value-type="float" office:value="0.00002135" calcext:value-type="float">
            <text:p>0.00002135</text:p>
          </table:table-cell>
        </table:table-row>
        <table:table-row table:style-name="ro1">
          <table:table-cell office:value-type="string" calcext:value-type="string">
            <text:p>0x7ea672f2dd9d189bd2522eeabbb51aa0423bb601a90bb80a6a00c880ad492f45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7131" calcext:value-type="float">
            <text:p>37817131</text:p>
          </table:table-cell>
          <table:table-cell office:value-type="string" calcext:value-type="string">
            <text:p>22 min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3.437831" calcext:value-type="float">
            <text:p>53.437831</text:p>
          </table:table-cell>
          <table:table-cell office:value-type="currency" office:currency="USD" office:value="53.43" calcext:value-type="currency">
            <text:p>$53.43</text:p>
          </table:table-cell>
          <table:table-cell office:value-type="string" calcext:value-type="string">
            <text:p>USDC(USDC)</text:p>
          </table:table-cell>
          <table:table-cell office:value-type="float" office:value="0.00001673" calcext:value-type="float">
            <text:p>0.00001673</text:p>
          </table:table-cell>
        </table:table-row>
        <table:table-row table:style-name="ro1">
          <table:table-cell office:value-type="string" calcext:value-type="string">
            <text:p>0xb9202186b521f03a40a725e8bd6de768a0c8448e8e2f0dc960c5a5192d7cc54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6686" calcext:value-type="float">
            <text:p>37816686</text:p>
          </table:table-cell>
          <table:table-cell office:value-type="string" calcext:value-type="string">
            <text:p>37 min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8.564729" calcext:value-type="float">
            <text:p>8.564729</text:p>
          </table:table-cell>
          <table:table-cell office:value-type="currency" office:currency="USD" office:value="8.56" calcext:value-type="currency">
            <text:p>$8.56</text:p>
          </table:table-cell>
          <table:table-cell office:value-type="string" calcext:value-type="string">
            <text:p>USDC(USDC)</text:p>
          </table:table-cell>
          <table:table-cell office:value-type="float" office:value="0.00000549" calcext:value-type="float">
            <text:p>0.00000549</text:p>
          </table:table-cell>
        </table:table-row>
        <table:table-row table:style-name="ro1">
          <table:table-cell office:value-type="string" calcext:value-type="string">
            <text:p>0xd961d22bbe1c98223265c7c87571d4f11a1cf77468c80775b5bf02cfce7d52a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5565" calcext:value-type="float">
            <text:p>37815565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138401" calcext:value-type="float">
            <text:p>27.138401</text:p>
          </table:table-cell>
          <table:table-cell office:value-type="currency" office:currency="USD" office:value="27.13" calcext:value-type="currency">
            <text:p>$27.13</text:p>
          </table:table-cell>
          <table:table-cell office:value-type="string" calcext:value-type="string">
            <text:p>USDC(USDC)</text:p>
          </table:table-cell>
          <table:table-cell office:value-type="float" office:value="0.00000331" calcext:value-type="float">
            <text:p>0.00000331</text:p>
          </table:table-cell>
        </table:table-row>
        <table:table-row table:style-name="ro1">
          <table:table-cell office:value-type="string" calcext:value-type="string">
            <text:p>0x0c7d6ab8682ef2beb379175591d183140a701be35a4bd2902b43b963cd7d4413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774" calcext:value-type="float">
            <text:p>37814774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9.768471" calcext:value-type="float">
            <text:p>9.768471</text:p>
          </table:table-cell>
          <table:table-cell office:value-type="currency" office:currency="USD" office:value="9.77" calcext:value-type="currency">
            <text:p>$9.77</text:p>
          </table:table-cell>
          <table:table-cell office:value-type="string" calcext:value-type="string">
            <text:p>USDC(USDC)</text:p>
          </table:table-cell>
          <table:table-cell office:value-type="float" office:value="0.00000668" calcext:value-type="float">
            <text:p>0.00000668</text:p>
          </table:table-cell>
        </table:table-row>
        <table:table-row table:style-name="ro1">
          <table:table-cell office:value-type="string" calcext:value-type="string">
            <text:p>0xebeb5f8f039d700dab9dd6b2dd433635424cf1d47d5dd5e8504da06223dfd73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704" calcext:value-type="float">
            <text:p>37814704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1.217965" calcext:value-type="float">
            <text:p>21.217965</text:p>
          </table:table-cell>
          <table:table-cell office:value-type="currency" office:currency="USD" office:value="21.21" calcext:value-type="currency">
            <text:p>$21.21</text:p>
          </table:table-cell>
          <table:table-cell office:value-type="string" calcext:value-type="string">
            <text:p>USDC(USDC)</text:p>
          </table:table-cell>
          <table:table-cell office:value-type="float" office:value="0.00000875" calcext:value-type="float">
            <text:p>0.00000875</text:p>
          </table:table-cell>
        </table:table-row>
        <table:table-row table:style-name="ro1">
          <table:table-cell office:value-type="string" calcext:value-type="string">
            <text:p>0x05e94969fcffde79b041988ed083ec04be3e09f6e67cfe5c3bc9ec60e6c3291e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4375" calcext:value-type="float">
            <text:p>37814375</text:p>
          </table:table-cell>
          <table:table-cell office:value-type="string" calcext:value-type="string">
            <text:p>1 hr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9.309747" calcext:value-type="float">
            <text:p>9.309747</text:p>
          </table:table-cell>
          <table:table-cell office:value-type="currency" office:currency="USD" office:value="9.31" calcext:value-type="currency">
            <text:p>$9.31</text:p>
          </table:table-cell>
          <table:table-cell office:value-type="string" calcext:value-type="string">
            <text:p>USDC(USDC)</text:p>
          </table:table-cell>
          <table:table-cell office:value-type="float" office:value="0.00000661" calcext:value-type="float">
            <text:p>0.00000661</text:p>
          </table:table-cell>
        </table:table-row>
        <table:table-row table:style-name="ro1">
          <table:table-cell office:value-type="string" calcext:value-type="string">
            <text:p>0xfa74a8179fc7f85a9a53e3cf2d2268f4cc2c72767c43a12b8bc875366ac431d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893" calcext:value-type="float">
            <text:p>3781389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46.593715" calcext:value-type="float">
            <text:p>46.593715</text:p>
          </table:table-cell>
          <table:table-cell office:value-type="currency" office:currency="USD" office:value="46.59" calcext:value-type="currency">
            <text:p>$46.59</text:p>
          </table:table-cell>
          <table:table-cell office:value-type="string" calcext:value-type="string">
            <text:p>USDC(USDC)</text:p>
          </table:table-cell>
          <table:table-cell office:value-type="float" office:value="0.00000443" calcext:value-type="float">
            <text:p>0.00000443</text:p>
          </table:table-cell>
        </table:table-row>
        <table:table-row table:style-name="ro1">
          <table:table-cell office:value-type="string" calcext:value-type="string">
            <text:p>0x5ea82a5e162c6dad6e7f8bc39050f6fd6bb7e612fe4fe028880784c006de42a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893" calcext:value-type="float">
            <text:p>37813893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39.554841" calcext:value-type="float">
            <text:p>39.554841</text:p>
          </table:table-cell>
          <table:table-cell office:value-type="currency" office:currency="USD" office:value="39.55" calcext:value-type="currency">
            <text:p>$39.55</text:p>
          </table:table-cell>
          <table:table-cell office:value-type="string" calcext:value-type="string">
            <text:p>USDC(USDC)</text:p>
          </table:table-cell>
          <table:table-cell office:value-type="float" office:value="0.00000481" calcext:value-type="float">
            <text:p>0.00000481</text:p>
          </table:table-cell>
        </table:table-row>
        <table:table-row table:style-name="ro1">
          <table:table-cell office:value-type="string" calcext:value-type="string">
            <text:p>0xe8fc3faa3c1e4bfaea27b2f41efcedb75048a7e0ffcfd632c9fcea7faa40bf9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3786" calcext:value-type="float">
            <text:p>37813786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087664" calcext:value-type="float">
            <text:p>27.087664</text:p>
          </table:table-cell>
          <table:table-cell office:value-type="currency" office:currency="USD" office:value="27.08" calcext:value-type="currency">
            <text:p>$27.08</text:p>
          </table:table-cell>
          <table:table-cell office:value-type="string" calcext:value-type="string">
            <text:p>USDC(USDC)</text:p>
          </table:table-cell>
          <table:table-cell office:value-type="float" office:value="0.00000222" calcext:value-type="float">
            <text:p>0.00000222</text:p>
          </table:table-cell>
        </table:table-row>
        <table:table-row table:style-name="ro1">
          <table:table-cell office:value-type="string" calcext:value-type="string">
            <text:p>0x4ad8d3c83ee3d81d19cb25267fb82ada2b7aaf1f1193aecca8649910bf361c2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3322" calcext:value-type="float">
            <text:p>37813322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6.784371" calcext:value-type="float">
            <text:p>6.784371</text:p>
          </table:table-cell>
          <table:table-cell office:value-type="currency" office:currency="USD" office:value="6.78" calcext:value-type="currency">
            <text:p>$6.78</text:p>
          </table:table-cell>
          <table:table-cell office:value-type="string" calcext:value-type="string">
            <text:p>USDC(USDC)</text:p>
          </table:table-cell>
          <table:table-cell office:value-type="float" office:value="0.00000511" calcext:value-type="float">
            <text:p>0.00000511</text:p>
          </table:table-cell>
        </table:table-row>
        <table:table-row table:style-name="ro1">
          <table:table-cell office:value-type="string" calcext:value-type="string">
            <text:p>0x0ab3307bbe778641487d509ace867cb9382213b61475dfbe28c41d5e60039d12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559" calcext:value-type="float">
            <text:p>37812559</text:p>
          </table:table-cell>
          <table:table-cell office:value-type="string" calcext:value-type="string">
            <text:p>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40.516328" calcext:value-type="float">
            <text:p>40.516328</text:p>
          </table:table-cell>
          <table:table-cell office:value-type="currency" office:currency="USD" office:value="40.51" calcext:value-type="currency">
            <text:p>$40.51</text:p>
          </table:table-cell>
          <table:table-cell office:value-type="string" calcext:value-type="string">
            <text:p>USDC(USDC)</text:p>
          </table:table-cell>
          <table:table-cell office:value-type="float" office:value="0.00000725" calcext:value-type="float">
            <text:p>0.00000725</text:p>
          </table:table-cell>
        </table:table-row>
        <table:table-row table:style-name="ro1">
          <table:table-cell office:value-type="string" calcext:value-type="string">
            <text:p>0x95c2f7b5e1ef98e9ed53051cce1801afa6e2ae52988aed96e0239eeab5a6f6f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12276" calcext:value-type="float">
            <text:p>37812276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109344" calcext:value-type="float">
            <text:p>27.109344</text:p>
          </table:table-cell>
          <table:table-cell office:value-type="currency" office:currency="USD" office:value="27.11" calcext:value-type="currency">
            <text:p>$27.11</text:p>
          </table:table-cell>
          <table:table-cell office:value-type="string" calcext:value-type="string">
            <text:p>USDC(USDC)</text:p>
          </table:table-cell>
          <table:table-cell office:value-type="float" office:value="0.00000291" calcext:value-type="float">
            <text:p>0.00000291</text:p>
          </table:table-cell>
        </table:table-row>
        <table:table-row table:style-name="ro1">
          <table:table-cell office:value-type="string" calcext:value-type="string">
            <text:p>0x6db70d2e6104d8deb0c5de81c52b83d1b4fc7e3c58bbf1a2b970d5d3de82052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254" calcext:value-type="float">
            <text:p>37812254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32.056901" calcext:value-type="float">
            <text:p>32.056901</text:p>
          </table:table-cell>
          <table:table-cell office:value-type="currency" office:currency="USD" office:value="32.05" calcext:value-type="currency">
            <text:p>$32.05</text:p>
          </table:table-cell>
          <table:table-cell office:value-type="string" calcext:value-type="string">
            <text:p>USDC(USDC)</text:p>
          </table:table-cell>
          <table:table-cell office:value-type="float" office:value="0.00000778" calcext:value-type="float">
            <text:p>0.00000778</text:p>
          </table:table-cell>
        </table:table-row>
        <table:table-row table:style-name="ro1">
          <table:table-cell office:value-type="string" calcext:value-type="string">
            <text:p>0x29e638074b73455bb65572c01834884c0e7313f77303bec4aa8eec0d33bfd16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048" calcext:value-type="float">
            <text:p>37812048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60.913769" calcext:value-type="float">
            <text:p>60.913769</text:p>
          </table:table-cell>
          <table:table-cell office:value-type="currency" office:currency="USD" office:value="60.91" calcext:value-type="currency">
            <text:p>$60.91</text:p>
          </table:table-cell>
          <table:table-cell office:value-type="string" calcext:value-type="string">
            <text:p>USDC(USDC)</text:p>
          </table:table-cell>
          <table:table-cell office:value-type="float" office:value="0.00000649" calcext:value-type="float">
            <text:p>0.00000649</text:p>
          </table:table-cell>
        </table:table-row>
        <table:table-row table:style-name="ro1">
          <table:table-cell office:value-type="string" calcext:value-type="string">
            <text:p>0x8dc69ef51fcfd2b7c26c897b650daaa3908d1f747193358e97344254e2cd72aa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2008" calcext:value-type="float">
            <text:p>37812008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0.832053" calcext:value-type="float">
            <text:p>30.832053</text:p>
          </table:table-cell>
          <table:table-cell office:value-type="currency" office:currency="USD" office:value="30.83" calcext:value-type="currency">
            <text:p>$30.83</text:p>
          </table:table-cell>
          <table:table-cell office:value-type="string" calcext:value-type="string">
            <text:p>USDC(USDC)</text:p>
          </table:table-cell>
          <table:table-cell office:value-type="float" office:value="0.00000631" calcext:value-type="float">
            <text:p>0.00000631</text:p>
          </table:table-cell>
        </table:table-row>
        <table:table-row table:style-name="ro1">
          <table:table-cell office:value-type="string" calcext:value-type="string">
            <text:p>0xf3e4e9032e2a67cc9d293b8f7ec475a9f525b34b44b8661daac7f4783bda8fa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1795" calcext:value-type="float">
            <text:p>37811795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9.272525" calcext:value-type="float">
            <text:p>29.272525</text:p>
          </table:table-cell>
          <table:table-cell office:value-type="currency" office:currency="USD" office:value="29.27" calcext:value-type="currency">
            <text:p>$29.27</text:p>
          </table:table-cell>
          <table:table-cell office:value-type="string" calcext:value-type="string">
            <text:p>USDC(USDC)</text:p>
          </table:table-cell>
          <table:table-cell office:value-type="float" office:value="0.00000793" calcext:value-type="float">
            <text:p>0.00000793</text:p>
          </table:table-cell>
        </table:table-row>
        <table:table-row table:style-name="ro1">
          <table:table-cell office:value-type="string" calcext:value-type="string">
            <text:p>0xaf008b84873313c15d1c6cd9ae18039970c58bc23d3f26e72b5cbb4030fca8a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1611" calcext:value-type="float">
            <text:p>37811611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3.737921" calcext:value-type="float">
            <text:p>33.737921</text:p>
          </table:table-cell>
          <table:table-cell office:value-type="currency" office:currency="USD" office:value="33.73" calcext:value-type="currency">
            <text:p>$33.73</text:p>
          </table:table-cell>
          <table:table-cell office:value-type="string" calcext:value-type="string">
            <text:p>USDC(USDC)</text:p>
          </table:table-cell>
          <table:table-cell office:value-type="float" office:value="0.0000044" calcext:value-type="float">
            <text:p>0.0000044</text:p>
          </table:table-cell>
        </table:table-row>
        <table:table-row table:style-name="ro1">
          <table:table-cell office:value-type="string" calcext:value-type="string">
            <text:p>0x0bc1198be062be8505b09ee6f6d856be5f84dc807be723f085cee6e70a439752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1557" calcext:value-type="float">
            <text:p>37811557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6.157846" calcext:value-type="float">
            <text:p>6.157846</text:p>
          </table:table-cell>
          <table:table-cell office:value-type="currency" office:currency="USD" office:value="6.16" calcext:value-type="currency">
            <text:p>$6.16</text:p>
          </table:table-cell>
          <table:table-cell office:value-type="string" calcext:value-type="string">
            <text:p>USDC(USDC)</text:p>
          </table:table-cell>
          <table:table-cell office:value-type="float" office:value="0.0000055" calcext:value-type="float">
            <text:p>0.0000055</text:p>
          </table:table-cell>
        </table:table-row>
        <table:table-row table:style-name="ro1">
          <table:table-cell office:value-type="string" calcext:value-type="string">
            <text:p>0x94fc4f11dcf2281e41685094db47692385098771aa680d3aaaefb27cbf262a6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1536" calcext:value-type="float">
            <text:p>37811536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6.712512" calcext:value-type="float">
            <text:p>6.712512</text:p>
          </table:table-cell>
          <table:table-cell office:value-type="currency" office:currency="USD" office:value="6.71" calcext:value-type="currency">
            <text:p>$6.71</text:p>
          </table:table-cell>
          <table:table-cell office:value-type="string" calcext:value-type="string">
            <text:p>USDC(USDC)</text:p>
          </table:table-cell>
          <table:table-cell office:value-type="float" office:value="0.00000534" calcext:value-type="float">
            <text:p>0.00000534</text:p>
          </table:table-cell>
        </table:table-row>
        <table:table-row table:style-name="ro1">
          <table:table-cell office:value-type="string" calcext:value-type="string">
            <text:p>0x4e694e6e87645a4f687c4501e1817df43bb3fad5f796572cb88209bcf412a417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1504" calcext:value-type="float">
            <text:p>37811504</text:p>
          </table:table-cell>
          <table:table-cell office:value-type="string" calcext:value-type="string">
            <text:p>3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4.423042" calcext:value-type="float">
            <text:p>4.423042</text:p>
          </table:table-cell>
          <table:table-cell office:value-type="currency" office:currency="USD" office:value="4.42" calcext:value-type="currency">
            <text:p>$4.42</text:p>
          </table:table-cell>
          <table:table-cell office:value-type="string" calcext:value-type="string">
            <text:p>USDC(USDC)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office:value-type="string" calcext:value-type="string">
            <text:p>0x85e58d7183784eab6b23dc014d22fe2fdcea2b57f0c309cb66d37770a11938f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10390" calcext:value-type="float">
            <text:p>37810390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39.091076" calcext:value-type="float">
            <text:p>39.091076</text:p>
          </table:table-cell>
          <table:table-cell office:value-type="currency" office:currency="USD" office:value="39.09" calcext:value-type="currency">
            <text:p>$39.09</text:p>
          </table:table-cell>
          <table:table-cell office:value-type="string" calcext:value-type="string">
            <text:p>USDC(USDC)</text:p>
          </table:table-cell>
          <table:table-cell office:value-type="float" office:value="0.00002942" calcext:value-type="float">
            <text:p>0.00002942</text:p>
          </table:table-cell>
        </table:table-row>
        <table:table-row table:style-name="ro1">
          <table:table-cell office:value-type="string" calcext:value-type="string">
            <text:p>0xa4e7da1557039b95d53a48c31f3703d71245195df51881f80abdb2a4a07fe71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9564" calcext:value-type="float">
            <text:p>37809564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8745" calcext:value-type="float">
            <text:p>32.798745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287" calcext:value-type="float">
            <text:p>0.00000287</text:p>
          </table:table-cell>
        </table:table-row>
        <table:table-row table:style-name="ro1">
          <table:table-cell office:value-type="string" calcext:value-type="string">
            <text:p>0x56b16fd2737b1d0d48b5be666a27894c17d6e674cba9c5f49b106fd21289639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9265bb9d</text:p>
          </table:table-cell>
          <table:table-cell office:value-type="float" office:value="37809459" calcext:value-type="float">
            <text:p>37809459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<text:s/>Curve: Router</text:p>
          </table:table-cell>
          <table:table-cell office:value-type="float" office:value="30.442598" calcext:value-type="float">
            <text:p>30.442598</text:p>
          </table:table-cell>
          <table:table-cell office:value-type="currency" office:currency="USD" office:value="30.44" calcext:value-type="currency">
            <text:p>$30.44</text:p>
          </table:table-cell>
          <table:table-cell office:value-type="string" calcext:value-type="string">
            <text:p>USDC(USDC)</text:p>
          </table:table-cell>
          <table:table-cell office:value-type="float" office:value="0.00001509" calcext:value-type="float">
            <text:p>0.00001509</text:p>
          </table:table-cell>
        </table:table-row>
        <table:table-row table:style-name="ro1">
          <table:table-cell office:value-type="string" calcext:value-type="string">
            <text:p>0x0d3d4c185919bff23b5c02e42f6cd8c187c84d96690b5787ce1129459010704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9082" calcext:value-type="float">
            <text:p>37809082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611806" calcext:value-type="float">
            <text:p>65.611806</text:p>
          </table:table-cell>
          <table:table-cell office:value-type="currency" office:currency="USD" office:value="65.6" calcext:value-type="currency">
            <text:p>$65.60</text:p>
          </table:table-cell>
          <table:table-cell office:value-type="string" calcext:value-type="string">
            <text:p>USDC(USDC)</text:p>
          </table:table-cell>
          <table:table-cell office:value-type="float" office:value="0.00000645" calcext:value-type="float">
            <text:p>0.00000645</text:p>
          </table:table-cell>
        </table:table-row>
        <table:table-row table:style-name="ro1">
          <table:table-cell office:value-type="string" calcext:value-type="string">
            <text:p>0x4199ceccdd2316da5a17839abbacd930f4160ff9a066de4d43e7dd3022989a8c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9039" calcext:value-type="float">
            <text:p>37809039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9.231557" calcext:value-type="float">
            <text:p>29.231557</text:p>
          </table:table-cell>
          <table:table-cell office:value-type="currency" office:currency="USD" office:value="29.23" calcext:value-type="currency">
            <text:p>$29.23</text:p>
          </table:table-cell>
          <table:table-cell office:value-type="string" calcext:value-type="string">
            <text:p>USDC(USDC)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string" calcext:value-type="string">
            <text:p>0x089e8cb570e974611e61924ffc3b98b34eb884218ddb53195f5f8063f14baa8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8847" calcext:value-type="float">
            <text:p>37808847</text:p>
          </table:table-cell>
          <table:table-cell office:value-type="string" calcext:value-type="string">
            <text:p>4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4.852736" calcext:value-type="float">
            <text:p>34.852736</text:p>
          </table:table-cell>
          <table:table-cell office:value-type="currency" office:currency="USD" office:value="34.85" calcext:value-type="currency">
            <text:p>$34.85</text:p>
          </table:table-cell>
          <table:table-cell office:value-type="string" calcext:value-type="string">
            <text:p>USDC(USDC)</text:p>
          </table:table-cell>
          <table:table-cell office:value-type="float" office:value="0.00002222" calcext:value-type="float">
            <text:p>0.00002222</text:p>
          </table:table-cell>
        </table:table-row>
        <table:table-row table:style-name="ro1">
          <table:table-cell office:value-type="string" calcext:value-type="string">
            <text:p>0xaf9d3ced24c25c813c784731d5caabce908d373bcef1251d32fa659d33af08b3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8459" calcext:value-type="float">
            <text:p>37808459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46.800647" calcext:value-type="float">
            <text:p>46.800647</text:p>
          </table:table-cell>
          <table:table-cell office:value-type="currency" office:currency="USD" office:value="46.79" calcext:value-type="currency">
            <text:p>$46.79</text:p>
          </table:table-cell>
          <table:table-cell office:value-type="string" calcext:value-type="string">
            <text:p>USDC(USDC)</text:p>
          </table:table-cell>
          <table:table-cell office:value-type="float" office:value="0.00001725" calcext:value-type="float">
            <text:p>0.00001725</text:p>
          </table:table-cell>
        </table:table-row>
        <table:table-row table:style-name="ro1">
          <table:table-cell office:value-type="string" calcext:value-type="string">
            <text:p>0xffbc8081c4e9768454db701d5375db11df93e0553176ef76090ee54b77db0e4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8433" calcext:value-type="float">
            <text:p>37808433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5.865646" calcext:value-type="float">
            <text:p>15.865646</text:p>
          </table:table-cell>
          <table:table-cell office:value-type="currency" office:currency="USD" office:value="15.86" calcext:value-type="currency">
            <text:p>$15.86</text:p>
          </table:table-cell>
          <table:table-cell office:value-type="string" calcext:value-type="string">
            <text:p>USDC(USDC)</text:p>
          </table:table-cell>
          <table:table-cell office:value-type="float" office:value="0.00001538" calcext:value-type="float">
            <text:p>0.00001538</text:p>
          </table:table-cell>
        </table:table-row>
        <table:table-row table:style-name="ro1">
          <table:table-cell office:value-type="string" calcext:value-type="string">
            <text:p>0xbf05140767c418e83bd4a73339f85dc492785194258fdae753f691b8920e667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it</text:p>
          </table:table-cell>
          <table:table-cell office:value-type="float" office:value="37808401" calcext:value-type="float">
            <text:p>37808401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.77212" calcext:value-type="float">
            <text:p>1.77212</text:p>
          </table:table-cell>
          <table:table-cell office:value-type="currency" office:currency="USD" office:value="1.77" calcext:value-type="currency">
            <text:p>$1.77</text:p>
          </table:table-cell>
          <table:table-cell office:value-type="string" calcext:value-type="string">
            <text:p>USDC(USDC)</text:p>
          </table:table-cell>
          <table:table-cell office:value-type="float" office:value="0.00005642" calcext:value-type="float">
            <text:p>0.00005642</text:p>
          </table:table-cell>
        </table:table-row>
        <table:table-row table:style-name="ro1">
          <table:table-cell office:value-type="string" calcext:value-type="string">
            <text:p>0x7188c4e2a452717262b787c24c2ca301dc147fa32b0cd0dc82db9cbcdd15d8c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8303" calcext:value-type="float">
            <text:p>37808303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49.870198" calcext:value-type="float">
            <text:p>49.870198</text:p>
          </table:table-cell>
          <table:table-cell office:value-type="currency" office:currency="USD" office:value="49.86" calcext:value-type="currency">
            <text:p>$49.86</text:p>
          </table:table-cell>
          <table:table-cell office:value-type="string" calcext:value-type="string">
            <text:p>USDC(USDC)</text:p>
          </table:table-cell>
          <table:table-cell office:value-type="float" office:value="0.00001596" calcext:value-type="float">
            <text:p>0.00001596</text:p>
          </table:table-cell>
        </table:table-row>
        <table:table-row table:style-name="ro1">
          <table:table-cell office:value-type="string" calcext:value-type="string">
            <text:p>0x81a11632f161456435622a6c7a26988dd963f5f1a6923c5b3de23dcde5ff3ea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8270" calcext:value-type="float">
            <text:p>37808270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617176" calcext:value-type="float">
            <text:p>65.617176</text:p>
          </table:table-cell>
          <table:table-cell office:value-type="currency" office:currency="USD" office:value="65.61" calcext:value-type="currency">
            <text:p>$65.61</text:p>
          </table:table-cell>
          <table:table-cell office:value-type="string" calcext:value-type="string">
            <text:p>USDC(USDC)</text:p>
          </table:table-cell>
          <table:table-cell office:value-type="float" office:value="0.00000529" calcext:value-type="float">
            <text:p>0.00000529</text:p>
          </table:table-cell>
        </table:table-row>
        <table:table-row table:style-name="ro1">
          <table:table-cell office:value-type="string" calcext:value-type="string">
            <text:p>0x460d1f23052df0582151e80a7bc93714b7e0fc3e9f5c5f2e776fe2887e4a7bb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8202" calcext:value-type="float">
            <text:p>37808202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6.702757" calcext:value-type="float">
            <text:p>16.702757</text:p>
          </table:table-cell>
          <table:table-cell office:value-type="currency" office:currency="USD" office:value="16.7" calcext:value-type="currency">
            <text:p>$16.70</text:p>
          </table:table-cell>
          <table:table-cell office:value-type="string" calcext:value-type="string">
            <text:p>USDC(USDC)</text:p>
          </table:table-cell>
          <table:table-cell office:value-type="float" office:value="0.00001482" calcext:value-type="float">
            <text:p>0.00001482</text:p>
          </table:table-cell>
        </table:table-row>
        <table:table-row table:style-name="ro1">
          <table:table-cell office:value-type="string" calcext:value-type="string">
            <text:p>0x6c996e4c03ebbc018d40896613bb2d0ece0d59c1410d86a7a72b889ea6db571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8202" calcext:value-type="float">
            <text:p>37808202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65.624459" calcext:value-type="float">
            <text:p>65.624459</text:p>
          </table:table-cell>
          <table:table-cell office:value-type="currency" office:currency="USD" office:value="65.62" calcext:value-type="currency">
            <text:p>$65.62</text:p>
          </table:table-cell>
          <table:table-cell office:value-type="string" calcext:value-type="string">
            <text:p>USDC(USDC)</text:p>
          </table:table-cell>
          <table:table-cell office:value-type="float" office:value="0.0000056" calcext:value-type="float">
            <text:p>0.0000056</text:p>
          </table:table-cell>
        </table:table-row>
        <table:table-row table:style-name="ro1">
          <table:table-cell office:value-type="string" calcext:value-type="string">
            <text:p>0x91dc6047dee663871987573dff45f8cceb2d64e2c1a3533e7cd5f48a9fd3543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change</text:p>
          </table:table-cell>
          <table:table-cell office:value-type="float" office:value="37807710" calcext:value-type="float">
            <text:p>37807710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0.278406" calcext:value-type="float">
            <text:p>0.278406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string" calcext:value-type="string">
            <text:p>USDC(USDC)</text:p>
          </table:table-cell>
          <table:table-cell office:value-type="float" office:value="0.00001332" calcext:value-type="float">
            <text:p>0.00001332</text:p>
          </table:table-cell>
        </table:table-row>
        <table:table-row table:style-name="ro1">
          <table:table-cell office:value-type="string" calcext:value-type="string">
            <text:p>0x53d654db270483332c80ba314fa0473687e3baa90638bb4a4a079e0830e4058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7498" calcext:value-type="float">
            <text:p>37807498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626529" calcext:value-type="float">
            <text:p>27.626529</text:p>
          </table:table-cell>
          <table:table-cell office:value-type="currency" office:currency="USD" office:value="27.62" calcext:value-type="currency">
            <text:p>$27.62</text:p>
          </table:table-cell>
          <table:table-cell office:value-type="string" calcext:value-type="string">
            <text:p>USDC(USDC)</text:p>
          </table:table-cell>
          <table:table-cell office:value-type="float" office:value="0.00000319" calcext:value-type="float">
            <text:p>0.00000319</text:p>
          </table:table-cell>
        </table:table-row>
        <table:table-row table:style-name="ro1">
          <table:table-cell office:value-type="string" calcext:value-type="string">
            <text:p>0x54f9c23182fd2a28773c50e49c2882f5d77e6050e3a11246d4c6d54b3aab98f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7468" calcext:value-type="float">
            <text:p>37807468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2.350998" calcext:value-type="float">
            <text:p>22.350998</text:p>
          </table:table-cell>
          <table:table-cell office:value-type="currency" office:currency="USD" office:value="22.35" calcext:value-type="currency">
            <text:p>$22.35</text:p>
          </table:table-cell>
          <table:table-cell office:value-type="string" calcext:value-type="string">
            <text:p>USDC(USDC)</text:p>
          </table:table-cell>
          <table:table-cell office:value-type="float" office:value="0.00001008" calcext:value-type="float">
            <text:p>0.00001008</text:p>
          </table:table-cell>
        </table:table-row>
        <table:table-row table:style-name="ro1">
          <table:table-cell office:value-type="string" calcext:value-type="string">
            <text:p>0x7c5050ddddefdb0c3b31e97e1b05962c40151040e33eb7ce86a16a3ac18787c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7426" calcext:value-type="float">
            <text:p>37807426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9.72366" calcext:value-type="float">
            <text:p>9.72366</text:p>
          </table:table-cell>
          <table:table-cell office:value-type="currency" office:currency="USD" office:value="9.72" calcext:value-type="currency">
            <text:p>$9.72</text:p>
          </table:table-cell>
          <table:table-cell office:value-type="string" calcext:value-type="string">
            <text:p>USDC(USDC)</text:p>
          </table:table-cell>
          <table:table-cell office:value-type="float" office:value="0.00001974" calcext:value-type="float">
            <text:p>0.00001974</text:p>
          </table:table-cell>
        </table:table-row>
        <table:table-row table:style-name="ro1">
          <table:table-cell office:value-type="string" calcext:value-type="string">
            <text:p>0xa718010b1a72c042a0f5f0b16de754c806cffa103759048c79799e0bd698767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change</text:p>
          </table:table-cell>
          <table:table-cell office:value-type="float" office:value="37807110" calcext:value-type="float">
            <text:p>37807110</text:p>
          </table:table-cell>
          <table:table-cell office:value-type="string" calcext:value-type="string">
            <text:p>5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<text:s/>Curve: Router</text:p>
          </table:table-cell>
          <table:table-cell office:value-type="float" office:value="0.343438" calcext:value-type="float">
            <text:p>0.343438</text:p>
          </table:table-cell>
          <table:table-cell office:value-type="currency" office:currency="USD" office:value="0.34" calcext:value-type="currency">
            <text:p>$0.34</text:p>
          </table:table-cell>
          <table:table-cell office:value-type="string" calcext:value-type="string">
            <text:p>USDC(USDC)</text:p>
          </table:table-cell>
          <table:table-cell office:value-type="float" office:value="0.00000233" calcext:value-type="float">
            <text:p>0.00000233</text:p>
          </table:table-cell>
        </table:table-row>
        <table:table-row table:style-name="ro1">
          <table:table-cell office:value-type="string" calcext:value-type="string">
            <text:p>0x125651ba929f5551abfeb6cf8f50980d57a0e55306d81d93897e4ad2bd9aa3b2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6572" calcext:value-type="float">
            <text:p>37806572</text:p>
          </table:table-cell>
          <table:table-cell office:value-type="string" calcext:value-type="string">
            <text:p>6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2.552893" calcext:value-type="float">
            <text:p>12.552893</text:p>
          </table:table-cell>
          <table:table-cell office:value-type="currency" office:currency="USD" office:value="12.55" calcext:value-type="currency">
            <text:p>$12.55</text:p>
          </table:table-cell>
          <table:table-cell office:value-type="string" calcext:value-type="string">
            <text:p>USDC(USDC)</text:p>
          </table:table-cell>
          <table:table-cell office:value-type="float" office:value="0.00000634" calcext:value-type="float">
            <text:p>0.00000634</text:p>
          </table:table-cell>
        </table:table-row>
        <table:table-row table:style-name="ro1">
          <table:table-cell office:value-type="string" calcext:value-type="string">
            <text:p>0xaade2f1495ff2a2d5f7db8d37b1c8fb767136bd5a245f35977935ef540dc0ad7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6285" calcext:value-type="float">
            <text:p>37806285</text:p>
          </table:table-cell>
          <table:table-cell office:value-type="string" calcext:value-type="string">
            <text:p>6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.355786" calcext:value-type="float">
            <text:p>5.355786</text:p>
          </table:table-cell>
          <table:table-cell office:value-type="currency" office:currency="USD" office:value="5.36" calcext:value-type="currency">
            <text:p>$5.36</text:p>
          </table:table-cell>
          <table:table-cell office:value-type="string" calcext:value-type="string">
            <text:p>USDC(USDC)</text:p>
          </table:table-cell>
          <table:table-cell office:value-type="float" office:value="0.00000683" calcext:value-type="float">
            <text:p>0.00000683</text:p>
          </table:table-cell>
        </table:table-row>
        <table:table-row table:style-name="ro1">
          <table:table-cell office:value-type="string" calcext:value-type="string">
            <text:p>0xbedb0bb24f42fcf7c20ac47d95ab4da1a5dde1891cc06763cc79671e9d16fb53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6030" calcext:value-type="float">
            <text:p>37806030</text:p>
          </table:table-cell>
          <table:table-cell office:value-type="string" calcext:value-type="string">
            <text:p>6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9.511676" calcext:value-type="float">
            <text:p>19.511676</text:p>
          </table:table-cell>
          <table:table-cell office:value-type="currency" office:currency="USD" office:value="19.51" calcext:value-type="currency">
            <text:p>$19.51</text:p>
          </table:table-cell>
          <table:table-cell office:value-type="string" calcext:value-type="string">
            <text:p>USDC(USDC)</text:p>
          </table:table-cell>
          <table:table-cell office:value-type="float" office:value="0.00000257" calcext:value-type="float">
            <text:p>0.00000257</text:p>
          </table:table-cell>
        </table:table-row>
        <table:table-row table:style-name="ro1">
          <table:table-cell office:value-type="string" calcext:value-type="string">
            <text:p>0xce3a6039fbf5dd13dc882ec34dec45022204184af4e049e167586f3589e1c0b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5235" calcext:value-type="float">
            <text:p>37805235</text:p>
          </table:table-cell>
          <table:table-cell office:value-type="string" calcext:value-type="string">
            <text:p>6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9.830898" calcext:value-type="float">
            <text:p>19.830898</text:p>
          </table:table-cell>
          <table:table-cell office:value-type="currency" office:currency="USD" office:value="19.83" calcext:value-type="currency">
            <text:p>$19.83</text:p>
          </table:table-cell>
          <table:table-cell office:value-type="string" calcext:value-type="string">
            <text:p>USDC(USDC)</text:p>
          </table:table-cell>
          <table:table-cell office:value-type="float" office:value="0.00000548" calcext:value-type="float">
            <text:p>0.00000548</text:p>
          </table:table-cell>
        </table:table-row>
        <table:table-row table:style-name="ro1">
          <table:table-cell office:value-type="string" calcext:value-type="string">
            <text:p>0xbfd82a169e202e475a7d627d2d508d3a36a7900e3177a96398c3c1c11ba4dc7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5193" calcext:value-type="float">
            <text:p>37805193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1527" calcext:value-type="float">
            <text:p>32.791527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139" calcext:value-type="float">
            <text:p>0.00000139</text:p>
          </table:table-cell>
        </table:table-row>
        <table:table-row table:style-name="ro1">
          <table:table-cell office:value-type="string" calcext:value-type="string">
            <text:p>0xacc6bae153cb50c7fd639e7d59bbcd1d8b16a78590ca9f4973f4cf9533a83d9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4871" calcext:value-type="float">
            <text:p>37804871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582892" calcext:value-type="float">
            <text:p>27.582892</text:p>
          </table:table-cell>
          <table:table-cell office:value-type="currency" office:currency="USD" office:value="27.58" calcext:value-type="currency">
            <text:p>$27.58</text:p>
          </table:table-cell>
          <table:table-cell office:value-type="string" calcext:value-type="string">
            <text:p>USDC(USDC)</text:p>
          </table:table-cell>
          <table:table-cell office:value-type="float" office:value="0.0000017" calcext:value-type="float">
            <text:p>0.0000017</text:p>
          </table:table-cell>
        </table:table-row>
        <table:table-row table:style-name="ro1">
          <table:table-cell office:value-type="string" calcext:value-type="string">
            <text:p>0xb4e49d4ef05abed623f17ea39eb6d663462ffbaa61b7fafd36e9964c36cdd2f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4820" calcext:value-type="float">
            <text:p>37804820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543608" calcext:value-type="float">
            <text:p>27.543608</text:p>
          </table:table-cell>
          <table:table-cell office:value-type="currency" office:currency="USD" office:value="27.54" calcext:value-type="currency">
            <text:p>$27.54</text:p>
          </table:table-cell>
          <table:table-cell office:value-type="string" calcext:value-type="string">
            <text:p>USDC(USDC)</text:p>
          </table:table-cell>
          <table:table-cell office:value-type="float" office:value="0.00000184" calcext:value-type="float">
            <text:p>0.00000184</text:p>
          </table:table-cell>
        </table:table-row>
        <table:table-row table:style-name="ro1">
          <table:table-cell office:value-type="string" calcext:value-type="string">
            <text:p>0xc07672f2708b0b7d7a88743d0a1b03a778cb6fe773d2f1f7e4f08a8ec268069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4675" calcext:value-type="float">
            <text:p>37804675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8.100887" calcext:value-type="float">
            <text:p>18.100887</text:p>
          </table:table-cell>
          <table:table-cell office:value-type="currency" office:currency="USD" office:value="18.1" calcext:value-type="currency">
            <text:p>$18.10</text:p>
          </table:table-cell>
          <table:table-cell office:value-type="string" calcext:value-type="string">
            <text:p>USDC(USDC)</text:p>
          </table:table-cell>
          <table:table-cell office:value-type="float" office:value="0.00000556" calcext:value-type="float">
            <text:p>0.00000556</text:p>
          </table:table-cell>
        </table:table-row>
        <table:table-row table:style-name="ro1">
          <table:table-cell office:value-type="string" calcext:value-type="string">
            <text:p>0xf5d90b99e8032c5d0bd181e6d66f49562b4fc01213fb0cb69155546a46f08e1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4479" calcext:value-type="float">
            <text:p>37804479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45383" calcext:value-type="float">
            <text:p>27.45383</text:p>
          </table:table-cell>
          <table:table-cell office:value-type="currency" office:currency="USD" office:value="27.45" calcext:value-type="currency">
            <text:p>$27.45</text:p>
          </table:table-cell>
          <table:table-cell office:value-type="string" calcext:value-type="string">
            <text:p>USDC(USDC)</text:p>
          </table:table-cell>
          <table:table-cell office:value-type="float" office:value="0.00000176" calcext:value-type="float">
            <text:p>0.00000176</text:p>
          </table:table-cell>
        </table:table-row>
        <table:table-row table:style-name="ro1">
          <table:table-cell office:value-type="string" calcext:value-type="string">
            <text:p>0x3c3ffc9c6e76e1bc3757d4e79805e445ca65886e1cd151b9d9622545e0f3964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927" calcext:value-type="float">
            <text:p>37803927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42516" calcext:value-type="float">
            <text:p>27.42516</text:p>
          </table:table-cell>
          <table:table-cell office:value-type="currency" office:currency="USD" office:value="27.42" calcext:value-type="currency">
            <text:p>$27.42</text:p>
          </table:table-cell>
          <table:table-cell office:value-type="string" calcext:value-type="string">
            <text:p>USDC(USDC)</text:p>
          </table:table-cell>
          <table:table-cell office:value-type="float" office:value="0.00000185" calcext:value-type="float">
            <text:p>0.00000185</text:p>
          </table:table-cell>
        </table:table-row>
        <table:table-row table:style-name="ro1">
          <table:table-cell office:value-type="string" calcext:value-type="string">
            <text:p>0x0bec47917641879ba43234f0147b201cea33809017ac163313c7ed96110f7b8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917" calcext:value-type="float">
            <text:p>37803917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382927" calcext:value-type="float">
            <text:p>27.382927</text:p>
          </table:table-cell>
          <table:table-cell office:value-type="currency" office:currency="USD" office:value="27.38" calcext:value-type="currency">
            <text:p>$27.38</text:p>
          </table:table-cell>
          <table:table-cell office:value-type="string" calcext:value-type="string">
            <text:p>USDC(USDC)</text:p>
          </table:table-cell>
          <table:table-cell office:value-type="float" office:value="0.0000022" calcext:value-type="float">
            <text:p>0.0000022</text:p>
          </table:table-cell>
        </table:table-row>
        <table:table-row table:style-name="ro1">
          <table:table-cell office:value-type="string" calcext:value-type="string">
            <text:p>0x9ef5bd257111c062723acac33f3688d0404ec7d370c34e0a9f3975f7232f140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795" calcext:value-type="float">
            <text:p>37803795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344494" calcext:value-type="float">
            <text:p>27.344494</text:p>
          </table:table-cell>
          <table:table-cell office:value-type="currency" office:currency="USD" office:value="27.34" calcext:value-type="currency">
            <text:p>$27.34</text:p>
          </table:table-cell>
          <table:table-cell office:value-type="string" calcext:value-type="string">
            <text:p>USDC(USDC)</text:p>
          </table:table-cell>
          <table:table-cell office:value-type="float" office:value="0.00000106" calcext:value-type="float">
            <text:p>0.00000106</text:p>
          </table:table-cell>
        </table:table-row>
        <table:table-row table:style-name="ro1">
          <table:table-cell office:value-type="string" calcext:value-type="string">
            <text:p>0xc64bcd7f1003ea2e1ec56038c786f4e4e8e6d1b49fc1ea781b2d07858bf640e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739" calcext:value-type="float">
            <text:p>37803739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90959" calcext:value-type="float">
            <text:p>27.290959</text:p>
          </table:table-cell>
          <table:table-cell office:value-type="currency" office:currency="USD" office:value="27.29" calcext:value-type="currency">
            <text:p>$27.29</text:p>
          </table:table-cell>
          <table:table-cell office:value-type="string" calcext:value-type="string">
            <text:p>USDC(USDC)</text:p>
          </table:table-cell>
          <table:table-cell office:value-type="float" office:value="0.00000132" calcext:value-type="float">
            <text:p>0.00000132</text:p>
          </table:table-cell>
        </table:table-row>
        <table:table-row table:style-name="ro1">
          <table:table-cell office:value-type="string" calcext:value-type="string">
            <text:p>0x827aa4b4f71e19898df1fe03b2b83e31addd05853cc7995e213ac5e5b3f3fca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3601" calcext:value-type="float">
            <text:p>37803601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1.864774" calcext:value-type="float">
            <text:p>11.864774</text:p>
          </table:table-cell>
          <table:table-cell office:value-type="currency" office:currency="USD" office:value="11.86" calcext:value-type="currency">
            <text:p>$11.86</text:p>
          </table:table-cell>
          <table:table-cell office:value-type="string" calcext:value-type="string">
            <text:p>USDC(USDC)</text:p>
          </table:table-cell>
          <table:table-cell office:value-type="float" office:value="0.0000031" calcext:value-type="float">
            <text:p>0.0000031</text:p>
          </table:table-cell>
        </table:table-row>
        <table:table-row table:style-name="ro1">
          <table:table-cell office:value-type="string" calcext:value-type="string">
            <text:p>0x5630b19b65aeb2ff64d2fc71c9bc8fe355aa0249bb3e032ad9779fce24b757b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Swap</text:p>
          </table:table-cell>
          <table:table-cell office:value-type="float" office:value="37803521" calcext:value-type="float">
            <text:p>37803521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9.328395" calcext:value-type="float">
            <text:p>9.328395</text:p>
          </table:table-cell>
          <table:table-cell office:value-type="currency" office:currency="USD" office:value="9.33" calcext:value-type="currency">
            <text:p>$9.33</text:p>
          </table:table-cell>
          <table:table-cell office:value-type="string" calcext:value-type="string">
            <text:p>USDC(USDC)</text:p>
          </table:table-cell>
          <table:table-cell office:value-type="float" office:value="0.0000055" calcext:value-type="float">
            <text:p>0.0000055</text:p>
          </table:table-cell>
        </table:table-row>
        <table:table-row table:style-name="ro1">
          <table:table-cell office:value-type="string" calcext:value-type="string">
            <text:p>0x96754c1023f2e8526f1aa6c4580622a9861b4b01853b70aa860e6c7744cd5ad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518" calcext:value-type="float">
            <text:p>37803518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34558" calcext:value-type="float">
            <text:p>27.234558</text:p>
          </table:table-cell>
          <table:table-cell office:value-type="currency" office:currency="USD" office:value="27.23" calcext:value-type="currency">
            <text:p>$27.23</text:p>
          </table:table-cell>
          <table:table-cell office:value-type="string" calcext:value-type="string">
            <text:p>USDC(USDC)</text:p>
          </table:table-cell>
          <table:table-cell office:value-type="float" office:value="0.00000096" calcext:value-type="float">
            <text:p>0.00000096</text:p>
          </table:table-cell>
        </table:table-row>
        <table:table-row table:style-name="ro1">
          <table:table-cell office:value-type="string" calcext:value-type="string">
            <text:p>0xdd66a84181477ffd7733c7d9521dc7db801b873bfdf21a1fb825de54d2920cf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462" calcext:value-type="float">
            <text:p>37803462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06982" calcext:value-type="float">
            <text:p>27.206982</text:p>
          </table:table-cell>
          <table:table-cell office:value-type="currency" office:currency="USD" office:value="27.2" calcext:value-type="currency">
            <text:p>$27.20</text:p>
          </table:table-cell>
          <table:table-cell office:value-type="string" calcext:value-type="string">
            <text:p>USDC(USDC)</text:p>
          </table:table-cell>
          <table:table-cell office:value-type="float" office:value="0.00000132" calcext:value-type="float">
            <text:p>0.00000132</text:p>
          </table:table-cell>
        </table:table-row>
        <table:table-row table:style-name="ro1">
          <table:table-cell office:value-type="string" calcext:value-type="string">
            <text:p>0x3be3ad684891c24727c4b59684fb6d3269f220efb79023306e026b861ece053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Exchange</text:p>
          </table:table-cell>
          <table:table-cell office:value-type="float" office:value="37803411" calcext:value-type="float">
            <text:p>37803411</text:p>
          </table:table-cell>
          <table:table-cell office:value-type="string" calcext:value-type="string">
            <text:p>7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0.397954" calcext:value-type="float">
            <text:p>0.397954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string" calcext:value-type="string">
            <text:p>USDC(USDC)</text:p>
          </table:table-cell>
          <table:table-cell office:value-type="float" office:value="0.00000134" calcext:value-type="float">
            <text:p>0.00000134</text:p>
          </table:table-cell>
        </table:table-row>
        <table:table-row table:style-name="ro1">
          <table:table-cell office:value-type="string" calcext:value-type="string">
            <text:p>0x9ed81d4e677a1875b163646911b62b3000d4ab76df57f550d7905762bf53fc6f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3279" calcext:value-type="float">
            <text:p>37803279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85576" calcext:value-type="float">
            <text:p>32.785576</text:p>
          </table:table-cell>
          <table:table-cell office:value-type="currency" office:currency="USD" office:value="32.78" calcext:value-type="currency">
            <text:p>$32.78</text:p>
          </table:table-cell>
          <table:table-cell office:value-type="string" calcext:value-type="string">
            <text:p>USDC(USDC)</text:p>
          </table:table-cell>
          <table:table-cell office:value-type="float" office:value="0.00000114" calcext:value-type="float">
            <text:p>0.00000114</text:p>
          </table:table-cell>
        </table:table-row>
        <table:table-row table:style-name="ro1">
          <table:table-cell office:value-type="string" calcext:value-type="string">
            <text:p>0x34e57ed3eb91caf2b0bb0968941f4cabf9d91a853fdbba113558085c75994d1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3047" calcext:value-type="float">
            <text:p>37803047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2.375411" calcext:value-type="float">
            <text:p>12.375411</text:p>
          </table:table-cell>
          <table:table-cell office:value-type="currency" office:currency="USD" office:value="12.37" calcext:value-type="currency">
            <text:p>$12.37</text:p>
          </table:table-cell>
          <table:table-cell office:value-type="string" calcext:value-type="string">
            <text:p>USDC(USDC)</text:p>
          </table:table-cell>
          <table:table-cell office:value-type="float" office:value="0.00000406" calcext:value-type="float">
            <text:p>0.00000406</text:p>
          </table:table-cell>
        </table:table-row>
        <table:table-row table:style-name="ro1">
          <table:table-cell office:value-type="string" calcext:value-type="string">
            <text:p>0xa155e4258196afaaf8e028b9562084e88c60e85bb12a54139df510865d013c9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2894" calcext:value-type="float">
            <text:p>37802894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3.001913" calcext:value-type="float">
            <text:p>23.001913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string" calcext:value-type="string">
            <text:p>USDC(USDC)</text:p>
          </table:table-cell>
          <table:table-cell office:value-type="float" office:value="0.00000486" calcext:value-type="float">
            <text:p>0.00000486</text:p>
          </table:table-cell>
        </table:table-row>
        <table:table-row table:style-name="ro1">
          <table:table-cell office:value-type="string" calcext:value-type="string">
            <text:p>0xbd552fda5998025c575ee6281629e05067fd729093e8eba314e6077c648f9a9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2835" calcext:value-type="float">
            <text:p>37802835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411309" calcext:value-type="float">
            <text:p>16.411309</text:p>
          </table:table-cell>
          <table:table-cell office:value-type="currency" office:currency="USD" office:value="16.41" calcext:value-type="currency">
            <text:p>$16.41</text:p>
          </table:table-cell>
          <table:table-cell office:value-type="string" calcext:value-type="string">
            <text:p>USDC(USDC)</text:p>
          </table:table-cell>
          <table:table-cell office:value-type="float" office:value="0.00000189" calcext:value-type="float">
            <text:p>0.00000189</text:p>
          </table:table-cell>
        </table:table-row>
        <table:table-row table:style-name="ro1">
          <table:table-cell office:value-type="string" calcext:value-type="string">
            <text:p>0x67f6a7856cf9f3232ae0b46b72ccda0380682c472543e51d50335b93c85d8cf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2776" calcext:value-type="float">
            <text:p>37802776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301708" calcext:value-type="float">
            <text:p>27.301708</text:p>
          </table:table-cell>
          <table:table-cell office:value-type="currency" office:currency="USD" office:value="27.3" calcext:value-type="currency">
            <text:p>$27.30</text:p>
          </table:table-cell>
          <table:table-cell office:value-type="string" calcext:value-type="string">
            <text:p>USDC(USDC)</text:p>
          </table:table-cell>
          <table:table-cell office:value-type="float" office:value="0.0000012" calcext:value-type="float">
            <text:p>0.0000012</text:p>
          </table:table-cell>
        </table:table-row>
        <table:table-row table:style-name="ro1">
          <table:table-cell office:value-type="string" calcext:value-type="string">
            <text:p>0x3d4e6f60cba73ad4947f6d55246544fbebcdfda76f4d35ac3a486adbc0ffad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2769" calcext:value-type="float">
            <text:p>37802769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91266" calcext:value-type="float">
            <text:p>27.291266</text:p>
          </table:table-cell>
          <table:table-cell office:value-type="currency" office:currency="USD" office:value="27.29" calcext:value-type="currency">
            <text:p>$27.29</text:p>
          </table:table-cell>
          <table:table-cell office:value-type="string" calcext:value-type="string">
            <text:p>USDC(USDC)</text:p>
          </table:table-cell>
          <table:table-cell office:value-type="float" office:value="0.00000119" calcext:value-type="float">
            <text:p>0.00000119</text:p>
          </table:table-cell>
        </table:table-row>
        <table:table-row table:style-name="ro1">
          <table:table-cell office:value-type="string" calcext:value-type="string">
            <text:p>0x54af6fa691ab449cc45e8da7f1a413b2e82c7bb508ae4d4b101bb3fd9ee7dc5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2304" calcext:value-type="float">
            <text:p>37802304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56132" calcext:value-type="float">
            <text:p>27.256132</text:p>
          </table:table-cell>
          <table:table-cell office:value-type="currency" office:currency="USD" office:value="27.25" calcext:value-type="currency">
            <text:p>$27.25</text:p>
          </table:table-cell>
          <table:table-cell office:value-type="string" calcext:value-type="string">
            <text:p>USDC(USDC)</text:p>
          </table:table-cell>
          <table:table-cell office:value-type="float" office:value="0.00000161" calcext:value-type="float">
            <text:p>0.00000161</text:p>
          </table:table-cell>
        </table:table-row>
        <table:table-row table:style-name="ro1">
          <table:table-cell office:value-type="string" calcext:value-type="string">
            <text:p>0xd204b82413ab28f7d1837d58aa33015005fe690c98cf988ff51c969c08772b77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Compound For</text:p>
          </table:table-cell>
          <table:table-cell office:value-type="float" office:value="37802303" calcext:value-type="float">
            <text:p>37802303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f37a9d177470499a2dd084621020b023fcffc1f</text:p>
          </table:table-cell>
          <table:table-cell office:value-type="string" calcext:value-type="string">
            <text:p>Curve: Router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14.433381" calcext:value-type="float">
            <text:p>14.433381</text:p>
          </table:table-cell>
          <table:table-cell office:value-type="currency" office:currency="USD" office:value="14.43" calcext:value-type="currency">
            <text:p>$14.43</text:p>
          </table:table-cell>
          <table:table-cell office:value-type="string" calcext:value-type="string">
            <text:p>USDC(USDC)</text:p>
          </table:table-cell>
          <table:table-cell office:value-type="float" office:value="0.00000901" calcext:value-type="float">
            <text:p>0.00000901</text:p>
          </table:table-cell>
        </table:table-row>
        <table:table-row table:style-name="ro1">
          <table:table-cell office:value-type="string" calcext:value-type="string">
            <text:p>0x735590f2714f9c1747ec993c44218c113f14e2448f8e2e56c86ae7f5065d0f7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1896" calcext:value-type="float">
            <text:p>37801896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54.422673" calcext:value-type="float">
            <text:p>54.422673</text:p>
          </table:table-cell>
          <table:table-cell office:value-type="currency" office:currency="USD" office:value="54.42" calcext:value-type="currency">
            <text:p>$54.42</text:p>
          </table:table-cell>
          <table:table-cell office:value-type="string" calcext:value-type="string">
            <text:p>USDC(USDC)</text:p>
          </table:table-cell>
          <table:table-cell office:value-type="float" office:value="0.00000299" calcext:value-type="float">
            <text:p>0.00000299</text:p>
          </table:table-cell>
        </table:table-row>
        <table:table-row table:style-name="ro1">
          <table:table-cell office:value-type="string" calcext:value-type="string">
            <text:p>0x37863853f8bb813abda1b32aec3cf9e573e605e370ccbb3eeca9e272bd93aca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1822" calcext:value-type="float">
            <text:p>37801822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1695" calcext:value-type="float">
            <text:p>27.1695</text:p>
          </table:table-cell>
          <table:table-cell office:value-type="currency" office:currency="USD" office:value="27.17" calcext:value-type="currency">
            <text:p>$27.17</text:p>
          </table:table-cell>
          <table:table-cell office:value-type="string" calcext:value-type="string">
            <text:p>USDC(USDC)</text:p>
          </table:table-cell>
          <table:table-cell office:value-type="float" office:value="0.00000257" calcext:value-type="float">
            <text:p>0.00000257</text:p>
          </table:table-cell>
        </table:table-row>
        <table:table-row table:style-name="ro1">
          <table:table-cell office:value-type="string" calcext:value-type="string">
            <text:p>0x5116ab6ad70a20ee9cccf740c16d3fc47112d0be6eb854c6d254a06632a92de8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1786" calcext:value-type="float">
            <text:p>37801786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008959" calcext:value-type="float">
            <text:p>27.008959</text:p>
          </table:table-cell>
          <table:table-cell office:value-type="currency" office:currency="USD" office:value="27.01" calcext:value-type="currency">
            <text:p>$27.01</text:p>
          </table:table-cell>
          <table:table-cell office:value-type="string" calcext:value-type="string">
            <text:p>USDC(USDC)</text:p>
          </table:table-cell>
          <table:table-cell office:value-type="float" office:value="0.00000818" calcext:value-type="float">
            <text:p>0.00000818</text:p>
          </table:table-cell>
        </table:table-row>
        <table:table-row table:style-name="ro1">
          <table:table-cell office:value-type="string" calcext:value-type="string">
            <text:p>0xe2e817d487f4c7f9c0fdd2fd8cbec893ddf5558a6b2a1da33e50ad1ecb755d83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1742" calcext:value-type="float">
            <text:p>37801742</text:p>
          </table:table-cell>
          <table:table-cell office:value-type="string" calcext:value-type="string">
            <text:p>8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3.509955" calcext:value-type="float">
            <text:p>23.509955</text:p>
          </table:table-cell>
          <table:table-cell office:value-type="currency" office:currency="USD" office:value="23.51" calcext:value-type="currency">
            <text:p>$23.51</text:p>
          </table:table-cell>
          <table:table-cell office:value-type="string" calcext:value-type="string">
            <text:p>USDC(USDC)</text:p>
          </table:table-cell>
          <table:table-cell office:value-type="float" office:value="0.00001302" calcext:value-type="float">
            <text:p>0.00001302</text:p>
          </table:table-cell>
        </table:table-row>
        <table:table-row table:style-name="ro1">
          <table:table-cell office:value-type="string" calcext:value-type="string">
            <text:p>0xbc5e9e86c2f39493e09b72dc86bd3490482c9fdc6db7171f74615b7555bb0e71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1535" calcext:value-type="float">
            <text:p>37801535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10.321585" calcext:value-type="float">
            <text:p>10.321585</text:p>
          </table:table-cell>
          <table:table-cell office:value-type="currency" office:currency="USD" office:value="10.32" calcext:value-type="currency">
            <text:p>$10.32</text:p>
          </table:table-cell>
          <table:table-cell office:value-type="string" calcext:value-type="string">
            <text:p>USDC(USDC)</text:p>
          </table:table-cell>
          <table:table-cell office:value-type="float" office:value="0.00000644" calcext:value-type="float">
            <text:p>0.00000644</text:p>
          </table:table-cell>
        </table:table-row>
        <table:table-row table:style-name="ro1">
          <table:table-cell office:value-type="string" calcext:value-type="string">
            <text:p>0x211262524bf70ac927404221c55737092e116ae1ffa1aa93558d9acc0ae417cf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1321" calcext:value-type="float">
            <text:p>37801321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1.962825" calcext:value-type="float">
            <text:p>31.962825</text:p>
          </table:table-cell>
          <table:table-cell office:value-type="currency" office:currency="USD" office:value="31.96" calcext:value-type="currency">
            <text:p>$31.96</text:p>
          </table:table-cell>
          <table:table-cell office:value-type="string" calcext:value-type="string">
            <text:p>USDC(USDC)</text:p>
          </table:table-cell>
          <table:table-cell office:value-type="float" office:value="0.00000453" calcext:value-type="float">
            <text:p>0.00000453</text:p>
          </table:table-cell>
        </table:table-row>
        <table:table-row table:style-name="ro1">
          <table:table-cell office:value-type="string" calcext:value-type="string">
            <text:p>0x0df747a8374341b060412c1eca3fec7283ce7b2fc3a74673330db4fe446728e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1004" calcext:value-type="float">
            <text:p>37801004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86931" calcext:value-type="float">
            <text:p>32.786931</text:p>
          </table:table-cell>
          <table:table-cell office:value-type="currency" office:currency="USD" office:value="32.78" calcext:value-type="currency">
            <text:p>$32.78</text:p>
          </table:table-cell>
          <table:table-cell office:value-type="string" calcext:value-type="string">
            <text:p>USDC(USDC)</text:p>
          </table:table-cell>
          <table:table-cell office:value-type="float" office:value="0.00000223" calcext:value-type="float">
            <text:p>0.00000223</text:p>
          </table:table-cell>
        </table:table-row>
        <table:table-row table:style-name="ro1">
          <table:table-cell office:value-type="string" calcext:value-type="string">
            <text:p>0xbbaf70acc4af1b578c2251ad60fb34c85e8d49cef80b25a6ea5999a5dabd8e01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0937" calcext:value-type="float">
            <text:p>37800937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88353" calcext:value-type="float">
            <text:p>32.788353</text:p>
          </table:table-cell>
          <table:table-cell office:value-type="currency" office:currency="USD" office:value="32.78" calcext:value-type="currency">
            <text:p>$32.78</text:p>
          </table:table-cell>
          <table:table-cell office:value-type="string" calcext:value-type="string">
            <text:p>USDC(USDC)</text:p>
          </table:table-cell>
          <table:table-cell office:value-type="float" office:value="0.00000149" calcext:value-type="float">
            <text:p>0.00000149</text:p>
          </table:table-cell>
        </table:table-row>
        <table:table-row table:style-name="ro1">
          <table:table-cell office:value-type="string" calcext:value-type="string">
            <text:p>0x75c7a55c0690a80f840add2219502c436fdf75a6e7fce4dcb14510e9d3abdd2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800576" calcext:value-type="float">
            <text:p>37800576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27535" calcext:value-type="float">
            <text:p>27.27535</text:p>
          </table:table-cell>
          <table:table-cell office:value-type="currency" office:currency="USD" office:value="27.27" calcext:value-type="currency">
            <text:p>$27.27</text:p>
          </table:table-cell>
          <table:table-cell office:value-type="string" calcext:value-type="string">
            <text:p>USDC(USDC)</text:p>
          </table:table-cell>
          <table:table-cell office:value-type="float" office:value="0.00000163" calcext:value-type="float">
            <text:p>0.00000163</text:p>
          </table:table-cell>
        </table:table-row>
        <table:table-row table:style-name="ro1">
          <table:table-cell office:value-type="string" calcext:value-type="string">
            <text:p>0xd0f4a36eff4ffe34a1d15cf545b5fe4f50b116408c935b07ea391e265dee956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800160" calcext:value-type="float">
            <text:p>37800160</text:p>
          </table:table-cell>
          <table:table-cell office:value-type="string" calcext:value-type="string">
            <text:p>9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5.53364" calcext:value-type="float">
            <text:p>5.53364</text:p>
          </table:table-cell>
          <table:table-cell office:value-type="currency" office:currency="USD" office:value="5.53" calcext:value-type="currency">
            <text:p>$5.53</text:p>
          </table:table-cell>
          <table:table-cell office:value-type="string" calcext:value-type="string">
            <text:p>USDC(USDC)</text:p>
          </table:table-cell>
          <table:table-cell office:value-type="float" office:value="0.00000426" calcext:value-type="float">
            <text:p>0.00000426</text:p>
          </table:table-cell>
        </table:table-row>
        <table:table-row table:style-name="ro1">
          <table:table-cell office:value-type="string" calcext:value-type="string">
            <text:p>0xac3b23a63b94b2d198a099671025d7bc846baf0c0078661231f6d958a023bcf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9624" calcext:value-type="float">
            <text:p>37799624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808825" calcext:value-type="float">
            <text:p>32.808825</text:p>
          </table:table-cell>
          <table:table-cell office:value-type="currency" office:currency="USD" office:value="32.8" calcext:value-type="currency">
            <text:p>$32.80</text:p>
          </table:table-cell>
          <table:table-cell office:value-type="string" calcext:value-type="string">
            <text:p>USDC(USDC)</text:p>
          </table:table-cell>
          <table:table-cell office:value-type="float" office:value="0.00000251" calcext:value-type="float">
            <text:p>0.00000251</text:p>
          </table:table-cell>
        </table:table-row>
        <table:table-row table:style-name="ro1">
          <table:table-cell office:value-type="string" calcext:value-type="string">
            <text:p>0x430c0ad3e5fc47f4f808cb635347e6cacfde75d5014084683cc2a56c61e27af4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9319" calcext:value-type="float">
            <text:p>37799319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31.580535" calcext:value-type="float">
            <text:p>31.580535</text:p>
          </table:table-cell>
          <table:table-cell office:value-type="currency" office:currency="USD" office:value="31.58" calcext:value-type="currency">
            <text:p>$31.58</text:p>
          </table:table-cell>
          <table:table-cell office:value-type="string" calcext:value-type="string">
            <text:p>USDC(USDC)</text:p>
          </table:table-cell>
          <table:table-cell office:value-type="float" office:value="0.00001351" calcext:value-type="float">
            <text:p>0.00001351</text:p>
          </table:table-cell>
        </table:table-row>
        <table:table-row table:style-name="ro1">
          <table:table-cell office:value-type="string" calcext:value-type="string">
            <text:p>0x3dbf4e3fcb0741011a95ecbd9f34025de7f09e141e73a593a7c2feffcfaacf7d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9166" calcext:value-type="float">
            <text:p>37799166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25.709121" calcext:value-type="float">
            <text:p>25.709121</text:p>
          </table:table-cell>
          <table:table-cell office:value-type="currency" office:currency="USD" office:value="25.71" calcext:value-type="currency">
            <text:p>$25.71</text:p>
          </table:table-cell>
          <table:table-cell office:value-type="string" calcext:value-type="string">
            <text:p>USDC(USDC)</text:p>
          </table:table-cell>
          <table:table-cell office:value-type="float" office:value="0.00001253" calcext:value-type="float">
            <text:p>0.00001253</text:p>
          </table:table-cell>
        </table:table-row>
        <table:table-row table:style-name="ro1">
          <table:table-cell office:value-type="string" calcext:value-type="string">
            <text:p>0x9a2e71dc99e2862862eff2bdeb792b948f46c385b2ec026b8e94313247326360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9004" calcext:value-type="float">
            <text:p>37799004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39.463452" calcext:value-type="float">
            <text:p>39.463452</text:p>
          </table:table-cell>
          <table:table-cell office:value-type="currency" office:currency="USD" office:value="39.46" calcext:value-type="currency">
            <text:p>$39.46</text:p>
          </table:table-cell>
          <table:table-cell office:value-type="string" calcext:value-type="string">
            <text:p>USDC(USDC)</text:p>
          </table:table-cell>
          <table:table-cell office:value-type="float" office:value="0.00000824" calcext:value-type="float">
            <text:p>0.00000824</text:p>
          </table:table-cell>
        </table:table-row>
        <table:table-row table:style-name="ro1">
          <table:table-cell office:value-type="string" calcext:value-type="string">
            <text:p>0x5368e29e16a26a152bf1f7b1cfeadcb10b14dbda2586e9fc42f604eec3d7f0f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9000" calcext:value-type="float">
            <text:p>37799000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812533" calcext:value-type="float">
            <text:p>32.812533</text:p>
          </table:table-cell>
          <table:table-cell office:value-type="currency" office:currency="USD" office:value="32.81" calcext:value-type="currency">
            <text:p>$32.81</text:p>
          </table:table-cell>
          <table:table-cell office:value-type="string" calcext:value-type="string">
            <text:p>USDC(USDC)</text:p>
          </table:table-cell>
          <table:table-cell office:value-type="float" office:value="0.00000304" calcext:value-type="float">
            <text:p>0.00000304</text:p>
          </table:table-cell>
        </table:table-row>
        <table:table-row table:style-name="ro1">
          <table:table-cell office:value-type="string" calcext:value-type="string">
            <text:p>0x96cdaa4b1ff4f053181c9bbe7a10619b8efc6ca33890ef994bb0188733dcbed1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8996" calcext:value-type="float">
            <text:p>37798996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7.458734" calcext:value-type="float">
            <text:p>7.458734</text:p>
          </table:table-cell>
          <table:table-cell office:value-type="currency" office:currency="USD" office:value="7.46" calcext:value-type="currency">
            <text:p>$7.46</text:p>
          </table:table-cell>
          <table:table-cell office:value-type="string" calcext:value-type="string">
            <text:p>USDC(USDC)</text:p>
          </table:table-cell>
          <table:table-cell office:value-type="float" office:value="0.00000735" calcext:value-type="float">
            <text:p>0.00000735</text:p>
          </table:table-cell>
        </table:table-row>
        <table:table-row table:style-name="ro1">
          <table:table-cell office:value-type="string" calcext:value-type="string">
            <text:p>0x8496920f6838c4cd1c84fc0888ffcb263250f24b7e4e7e64879d50729f1a4fe9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8800" calcext:value-type="float">
            <text:p>37798800</text:p>
          </table:table-cell>
          <table:table-cell office:value-type="string" calcext:value-type="string">
            <text:p>10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8.534606" calcext:value-type="float">
            <text:p>8.534606</text:p>
          </table:table-cell>
          <table:table-cell office:value-type="currency" office:currency="USD" office:value="8.53" calcext:value-type="currency">
            <text:p>$8.53</text:p>
          </table:table-cell>
          <table:table-cell office:value-type="string" calcext:value-type="string">
            <text:p>USDC(USDC)</text:p>
          </table:table-cell>
          <table:table-cell office:value-type="float" office:value="0.00000343" calcext:value-type="float">
            <text:p>0.00000343</text:p>
          </table:table-cell>
        </table:table-row>
        <table:table-row table:style-name="ro1">
          <table:table-cell office:value-type="string" calcext:value-type="string">
            <text:p>0x22a37dbe04342faf50c39e3ee3567077b3cb2532f268edd3afb0e4badfdd5c9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7813" calcext:value-type="float">
            <text:p>37797813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463965" calcext:value-type="float">
            <text:p>27.463965</text:p>
          </table:table-cell>
          <table:table-cell office:value-type="currency" office:currency="USD" office:value="27.46" calcext:value-type="currency">
            <text:p>$27.46</text:p>
          </table:table-cell>
          <table:table-cell office:value-type="string" calcext:value-type="string">
            <text:p>USDC(USDC)</text:p>
          </table:table-cell>
          <table:table-cell office:value-type="float" office:value="0.00000109" calcext:value-type="float">
            <text:p>0.00000109</text:p>
          </table:table-cell>
        </table:table-row>
        <table:table-row table:style-name="ro1">
          <table:table-cell office:value-type="string" calcext:value-type="string">
            <text:p>0x9b965974e90e916cd89969f9333a595c5f2fd44dd51b00a5d05e6779cfa5598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7615" calcext:value-type="float">
            <text:p>37797615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36.949313" calcext:value-type="float">
            <text:p>36.949313</text:p>
          </table:table-cell>
          <table:table-cell office:value-type="currency" office:currency="USD" office:value="36.94" calcext:value-type="currency">
            <text:p>$36.94</text:p>
          </table:table-cell>
          <table:table-cell office:value-type="string" calcext:value-type="string">
            <text:p>USDC(USDC)</text:p>
          </table:table-cell>
          <table:table-cell office:value-type="float" office:value="0.00000702" calcext:value-type="float">
            <text:p>0.00000702</text:p>
          </table:table-cell>
        </table:table-row>
        <table:table-row table:style-name="ro1">
          <table:table-cell office:value-type="string" calcext:value-type="string">
            <text:p>0x3ba84d694e8927212bfc33500a59dc336d8b59b943655e9c4e8061db3904a06c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7256" calcext:value-type="float">
            <text:p>37797256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816816" calcext:value-type="float">
            <text:p>32.816816</text:p>
          </table:table-cell>
          <table:table-cell office:value-type="currency" office:currency="USD" office:value="32.81" calcext:value-type="currency">
            <text:p>$32.81</text:p>
          </table:table-cell>
          <table:table-cell office:value-type="string" calcext:value-type="string">
            <text:p>USDC(USDC)</text:p>
          </table:table-cell>
          <table:table-cell office:value-type="float" office:value="0.00000429" calcext:value-type="float">
            <text:p>0.00000429</text:p>
          </table:table-cell>
        </table:table-row>
        <table:table-row table:style-name="ro1">
          <table:table-cell office:value-type="string" calcext:value-type="string">
            <text:p>0x8e804cfa2e384b5d395903dd97fc8b88c417461794026c0cd91d769ab75212de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6622" calcext:value-type="float">
            <text:p>37796622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8.163697" calcext:value-type="float">
            <text:p>28.163697</text:p>
          </table:table-cell>
          <table:table-cell office:value-type="currency" office:currency="USD" office:value="28.16" calcext:value-type="currency">
            <text:p>$28.16</text:p>
          </table:table-cell>
          <table:table-cell office:value-type="string" calcext:value-type="string">
            <text:p>USDC(USDC)</text:p>
          </table:table-cell>
          <table:table-cell office:value-type="float" office:value="0.0000074" calcext:value-type="float">
            <text:p>0.0000074</text:p>
          </table:table-cell>
        </table:table-row>
        <table:table-row table:style-name="ro1">
          <table:table-cell office:value-type="string" calcext:value-type="string">
            <text:p>0x13f6f1564504745d4e37f2c5be027c1e84be1370eaab6e9127a0e34c80387e2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6557" calcext:value-type="float">
            <text:p>37796557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454449" calcext:value-type="float">
            <text:p>27.454449</text:p>
          </table:table-cell>
          <table:table-cell office:value-type="currency" office:currency="USD" office:value="27.45" calcext:value-type="currency">
            <text:p>$27.45</text:p>
          </table:table-cell>
          <table:table-cell office:value-type="string" calcext:value-type="string">
            <text:p>USDC(USDC)</text:p>
          </table:table-cell>
          <table:table-cell office:value-type="float" office:value="0.00000284" calcext:value-type="float">
            <text:p>0.00000284</text:p>
          </table:table-cell>
        </table:table-row>
        <table:table-row table:style-name="ro1">
          <table:table-cell office:value-type="string" calcext:value-type="string">
            <text:p>0x8d0738750553c7113e1a7448fe6e9262b6742fe1fbedf4ecfa3a87c44db5856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6346" calcext:value-type="float">
            <text:p>37796346</text:p>
          </table:table-cell>
          <table:table-cell office:value-type="string" calcext:value-type="string">
            <text:p>11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438225" calcext:value-type="float">
            <text:p>27.438225</text:p>
          </table:table-cell>
          <table:table-cell office:value-type="currency" office:currency="USD" office:value="27.43" calcext:value-type="currency">
            <text:p>$27.43</text:p>
          </table:table-cell>
          <table:table-cell office:value-type="string" calcext:value-type="string">
            <text:p>USDC(USDC)</text:p>
          </table:table-cell>
          <table:table-cell office:value-type="float" office:value="0.00000303" calcext:value-type="float">
            <text:p>0.00000303</text:p>
          </table:table-cell>
        </table:table-row>
        <table:table-row table:style-name="ro1">
          <table:table-cell office:value-type="string" calcext:value-type="string">
            <text:p>0x9f2739250157a46eb008918e5e0f0b6df9c90e7fdb117b5bb5d55a6c551ffc74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774" calcext:value-type="float">
            <text:p>37795774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97613" calcext:value-type="float">
            <text:p>32.797613</text:p>
          </table:table-cell>
          <table:table-cell office:value-type="currency" office:currency="USD" office:value="32.79" calcext:value-type="currency">
            <text:p>$32.79</text:p>
          </table:table-cell>
          <table:table-cell office:value-type="string" calcext:value-type="string">
            <text:p>USDC(USDC)</text:p>
          </table:table-cell>
          <table:table-cell office:value-type="float" office:value="0.00000133" calcext:value-type="float">
            <text:p>0.00000133</text:p>
          </table:table-cell>
        </table:table-row>
        <table:table-row table:style-name="ro1">
          <table:table-cell office:value-type="string" calcext:value-type="string">
            <text:p>0x144f7bf6f1698d5fc7761d1007a1507ea97b880f2c0d4b9175b1d74883ead132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758" calcext:value-type="float">
            <text:p>37795758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407487" calcext:value-type="float">
            <text:p>16.407487</text:p>
          </table:table-cell>
          <table:table-cell office:value-type="currency" office:currency="USD" office:value="16.41" calcext:value-type="currency">
            <text:p>$16.41</text:p>
          </table:table-cell>
          <table:table-cell office:value-type="string" calcext:value-type="string">
            <text:p>USDC(USDC)</text:p>
          </table:table-cell>
          <table:table-cell office:value-type="float" office:value="0.00000156" calcext:value-type="float">
            <text:p>0.00000156</text:p>
          </table:table-cell>
        </table:table-row>
        <table:table-row table:style-name="ro1">
          <table:table-cell office:value-type="string" calcext:value-type="string">
            <text:p>0x17dfb984fad1de3c6c18187df51e3902860f82f3fe7c9dca2daf934f15eccec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498" calcext:value-type="float">
            <text:p>37795498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32.786541" calcext:value-type="float">
            <text:p>32.786541</text:p>
          </table:table-cell>
          <table:table-cell office:value-type="currency" office:currency="USD" office:value="32.78" calcext:value-type="currency">
            <text:p>$32.78</text:p>
          </table:table-cell>
          <table:table-cell office:value-type="string" calcext:value-type="string">
            <text:p>USDC(USDC)</text:p>
          </table:table-cell>
          <table:table-cell office:value-type="float" office:value="0.00000153" calcext:value-type="float">
            <text:p>0.00000153</text:p>
          </table:table-cell>
        </table:table-row>
        <table:table-row table:style-name="ro1">
          <table:table-cell office:value-type="string" calcext:value-type="string">
            <text:p>0x9f3131a508ee0daca651c8f9ddc36234fb02b81284b9cde734daccf8e4cf371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464" calcext:value-type="float">
            <text:p>37795464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395726" calcext:value-type="float">
            <text:p>16.395726</text:p>
          </table:table-cell>
          <table:table-cell office:value-type="currency" office:currency="USD" office:value="16.39" calcext:value-type="currency">
            <text:p>$16.39</text:p>
          </table:table-cell>
          <table:table-cell office:value-type="string" calcext:value-type="string">
            <text:p>USDC(USDC)</text:p>
          </table:table-cell>
          <table:table-cell office:value-type="float" office:value="0.00000111" calcext:value-type="float">
            <text:p>0.00000111</text:p>
          </table:table-cell>
        </table:table-row>
        <table:table-row table:style-name="ro1">
          <table:table-cell office:value-type="string" calcext:value-type="string">
            <text:p>0x0d70392ee0a48b0df44fa2c34443fb65025aa017442635542e27eb80ca54b97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457" calcext:value-type="float">
            <text:p>37795457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397788" calcext:value-type="float">
            <text:p>16.397788</text:p>
          </table:table-cell>
          <table:table-cell office:value-type="currency" office:currency="USD" office:value="16.4" calcext:value-type="currency">
            <text:p>$16.40</text:p>
          </table:table-cell>
          <table:table-cell office:value-type="string" calcext:value-type="string">
            <text:p>USDC(USDC)</text:p>
          </table:table-cell>
          <table:table-cell office:value-type="float" office:value="0.00000105" calcext:value-type="float">
            <text:p>0.00000105</text:p>
          </table:table-cell>
        </table:table-row>
        <table:table-row table:style-name="ro1">
          <table:table-cell office:value-type="string" calcext:value-type="string">
            <text:p>0xb8fe811d960b87f8aff73ea1bdc230fcaaf0d16e3eef97392d799bdbe26c919d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437" calcext:value-type="float">
            <text:p>37795437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396076" calcext:value-type="float">
            <text:p>16.396076</text:p>
          </table:table-cell>
          <table:table-cell office:value-type="currency" office:currency="USD" office:value="16.39" calcext:value-type="currency">
            <text:p>$16.39</text:p>
          </table:table-cell>
          <table:table-cell office:value-type="string" calcext:value-type="string">
            <text:p>USDC(USDC)</text:p>
          </table:table-cell>
          <table:table-cell office:value-type="float" office:value="0.00000096" calcext:value-type="float">
            <text:p>0.00000096</text:p>
          </table:table-cell>
        </table:table-row>
        <table:table-row table:style-name="ro1">
          <table:table-cell office:value-type="string" calcext:value-type="string">
            <text:p>0x01a65cf0c413b919c8ea8826a8f78c9d1c3890e1ed3dfd6d8f50354fc9edc41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337" calcext:value-type="float">
            <text:p>37795337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float" office:value="16.387017" calcext:value-type="float">
            <text:p>16.387017</text:p>
          </table:table-cell>
          <table:table-cell office:value-type="currency" office:currency="USD" office:value="16.38" calcext:value-type="currency">
            <text:p>$16.38</text:p>
          </table:table-cell>
          <table:table-cell office:value-type="string" calcext:value-type="string">
            <text:p>USDC(USDC)</text:p>
          </table:table-cell>
          <table:table-cell office:value-type="float" office:value="0.00000092" calcext:value-type="float">
            <text:p>0.00000092</text:p>
          </table:table-cell>
        </table:table-row>
        <table:table-row table:style-name="ro1">
          <table:table-cell office:value-type="string" calcext:value-type="string">
            <text:p>0xf7db49b02a7287e39153a95ebb167da861e1e3ccaeba2281e5514bd3cf21b5e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232" calcext:value-type="float">
            <text:p>37795232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607911" calcext:value-type="float">
            <text:p>27.607911</text:p>
          </table:table-cell>
          <table:table-cell office:value-type="currency" office:currency="USD" office:value="27.6" calcext:value-type="currency">
            <text:p>$27.60</text:p>
          </table:table-cell>
          <table:table-cell office:value-type="string" calcext:value-type="string">
            <text:p>USDC(USDC)</text:p>
          </table:table-cell>
          <table:table-cell office:value-type="float" office:value="0.00000149" calcext:value-type="float">
            <text:p>0.00000149</text:p>
          </table:table-cell>
        </table:table-row>
        <table:table-row table:style-name="ro1">
          <table:table-cell office:value-type="string" calcext:value-type="string">
            <text:p>0xc22af4deeb8c7099e0905cd0823355d932c813ecac7f602adacaecd1be237d7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5046" calcext:value-type="float">
            <text:p>37795046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566797" calcext:value-type="float">
            <text:p>27.566797</text:p>
          </table:table-cell>
          <table:table-cell office:value-type="currency" office:currency="USD" office:value="27.56" calcext:value-type="currency">
            <text:p>$27.56</text:p>
          </table:table-cell>
          <table:table-cell office:value-type="string" calcext:value-type="string">
            <text:p>USDC(USDC)</text:p>
          </table:table-cell>
          <table:table-cell office:value-type="float" office:value="0.00000105" calcext:value-type="float">
            <text:p>0.00000105</text:p>
          </table:table-cell>
        </table:table-row>
        <table:table-row table:style-name="ro1">
          <table:table-cell office:value-type="string" calcext:value-type="string">
            <text:p>0x25e413baf7fba08b92bd31428456b924b2b47a105e88a0412fc70d884f7fe226</text:p>
          </table:table-cell>
          <table:table-cell office:value-type="string" calcext:value-type="string">
            <text:p>Error in Internal Transaction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0xbc61b9ce</text:p>
          </table:table-cell>
          <table:table-cell office:value-type="float" office:value="37794411" calcext:value-type="float">
            <text:p>37794411</text:p>
          </table:table-cell>
          <table:table-cell office:value-type="string" calcext:value-type="string">
            <text:p>12 hrs ago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f4Cd829526070C2C0af9E6Dce2C9255130f7ec68</text:p>
          </table:table-cell>
          <table:table-cell office:value-type="string" calcext:value-type="string">
            <text:p><text:s/></text:p>
          </table:table-cell>
          <table:table-cell office:value-type="float" office:value="6.544043" calcext:value-type="float">
            <text:p>6.544043</text:p>
          </table:table-cell>
          <table:table-cell office:value-type="currency" office:currency="USD" office:value="6.54" calcext:value-type="currency">
            <text:p>$6.54</text:p>
          </table:table-cell>
          <table:table-cell office:value-type="string" calcext:value-type="string">
            <text:p>USDC(USDC)</text:p>
          </table:table-cell>
          <table:table-cell office:value-type="float" office:value="0.0000039" calcext:value-type="float">
            <text:p>0.0000039</text:p>
          </table:table-cell>
        </table:table-row>
        <table:table-row table:style-name="ro1">
          <table:table-cell office:value-type="string" calcext:value-type="string">
            <text:p>0xad0b9d786856ffb2ab51ed73e361a1597b295a8ebd9a1f3eba3e1801f9d3544a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ERC-20</text:p>
          </table:table-cell>
          <table:table-cell office:value-type="string" calcext:value-type="string">
            <text:p>Fulfill Basic Order_efficient_6GL6yc</text:p>
          </table:table-cell>
          <table:table-cell office:value-type="float" office:value="37794175" calcext:value-type="float">
            <text:p>37794175</text:p>
          </table:table-cell>
          <table:table-cell office:value-type="string" calcext:value-type="string">
            <text:p>13 hrs ago</text:p>
          </table:table-cell>
          <table:table-cell office:value-type="string" calcext:value-type="string">
            <text:p>0x4778908E9f0037cC0Be039FF3Fc556457237E83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3D0143f6453a707b840b6565F959D6cbBA86F23e</text:p>
          </table:table-cell>
          <table:table-cell office:value-type="string" calcext:value-type="string">
            <text:p><text:s/></text:p>
          </table:table-cell>
          <table:table-cell office:value-type="float" office:value="27.547454" calcext:value-type="float">
            <text:p>27.547454</text:p>
          </table:table-cell>
          <table:table-cell office:value-type="currency" office:currency="USD" office:value="27.54" calcext:value-type="currency">
            <text:p>$27.54</text:p>
          </table:table-cell>
          <table:table-cell office:value-type="string" calcext:value-type="string">
            <text:p>USDC(USDC)</text:p>
          </table:table-cell>
          <table:table-cell office:value-type="float" office:value="0.00000161" calcext:value-type="float">
            <text:p>0.000001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edian</text:p>
          </table:table-cell>
          <table:table-cell table:style-name="ce1" table:formula="of:=MEDIAN([.K1:.K100])" office:value-type="float" office:value="27.290959" calcext:value-type="float">
            <text:p>27.29095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style-name="ce1" table:formula="of:=AVERAGE([.K1:.K100])" office:value-type="float" office:value="25.7374262828283" calcext:value-type="float">
            <text:p>25.7374262828283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6T11:30:17.660688352</dc:date>
    <meta:editing-duration>PT47S</meta:editing-duration>
    <meta:editing-cycles>1</meta:editing-cycles>
    <meta:document-statistic meta:table-count="1" meta:cell-count="1418" meta:object-count="0"/>
    <meta:generator>LibreOffice/24.2.7.2$Linux_X86_64 LibreOffice_project/420$Build-2</meta:generator>
  </office:meta>
</office:document-meta>
</file>